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aab" officeooo:paragraph-rsid="0015eaab"/>
    </style:style>
    <style:style style:name="P2" style:family="paragraph" style:parent-style-name="Standard">
      <style:text-properties fo:font-style="italic" officeooo:rsid="0015eaab" officeooo:paragraph-rsid="0015eaab" style:font-style-asian="italic" style:font-style-complex="italic"/>
    </style:style>
    <style:style style:name="P3" style:family="paragraph" style:parent-style-name="Standard">
      <style:text-properties fo:font-style="italic" officeooo:rsid="0016132a" officeooo:paragraph-rsid="0016132a" style:font-style-asian="italic" style:font-style-complex="italic"/>
    </style:style>
    <style:style style:name="P4" style:family="paragraph" style:parent-style-name="Standard">
      <style:text-properties fo:font-style="italic" officeooo:rsid="00161585" officeooo:paragraph-rsid="00161585" style:font-style-asian="italic" style:font-style-complex="italic"/>
    </style:style>
    <style:style style:name="P5" style:family="paragraph" style:parent-style-name="Standard">
      <style:text-properties fo:font-style="italic" officeooo:rsid="0018d140" officeooo:paragraph-rsid="0018d140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the 2013 Conservancy Annual Report:</text:p>
      <text:p text:style-name="P1"/>
      <text:p text:style-name="P5">Intro – Unsure of how far we can take the student outreach angle. May need more padding/shift in focus? Please advise. </text:p>
      <text:p text:style-name="P5"/>
      <text:p text:style-name="P5">Boost – Does Boost sponsor C++Now? Language may need to be rewritten depending on answer.</text:p>
      <text:p text:style-name="P5"/>
      <text:p text:style-name="P5">Buildbot – Might need padding. I'm not technical enough to make heads or tails out of this. </text:p>
      <text:p text:style-name="P5"/>
      <text:p text:style-name="P5"/>
      <text:p text:style-name="P4"/>
      <text:p text:style-name="P3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5:24.416000000</meta:creation-date>
    <dc:date>2015-03-04T16:33:45.584000000</dc:date>
    <meta:editing-duration>PT25M42S</meta:editing-duration>
    <meta:editing-cycles>1</meta:editing-cycles>
    <meta:document-statistic meta:table-count="0" meta:image-count="0" meta:object-count="0" meta:page-count="1" meta:paragraph-count="4" meta:word-count="57" meta:character-count="345" meta:non-whitespace-character-count="287"/>
    <meta:generator>LibreOffice/4.2.1.1$Windows_x86 LibreOffice_project/d7dbbd7842e6a58b0f521599204e827654e1fb8b</meta:generator>
  </office:meta>
</office:document-meta>
</file>